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enlo" svg:font-family="Menlo"/>
    <style:font-face style:name="Arial1" svg:font-family="Arial" style:font-family-generic="swiss"/>
    <style:font-face style:name="Lucida console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a66bb" officeooo:paragraph-rsid="000a66bb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a66bb" officeooo:paragraph-rsid="000a66b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d2954" officeooo:paragraph-rsid="000d295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ce35" officeooo:paragraph-rsid="000bce3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bce35" officeooo:paragraph-rsid="001b68d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b68da" officeooo:paragraph-rsid="001b68d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b68da"/>
    </style:style>
    <style:style style:name="P8" style:family="paragraph" style:parent-style-name="Standard">
      <style:paragraph-properties fo:text-align="start" style:justify-single-word="false"/>
      <style:text-properties officeooo:paragraph-rsid="0026b515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0bce35" officeooo:paragraph-rsid="000bce35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ucida Sans Unicode" fo:font-size="10pt" fo:font-weight="normal" officeooo:rsid="000cbfc4" officeooo:paragraph-rsid="000cbfc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ucida Sans Unicode" fo:font-size="10pt" fo:font-weight="normal" officeooo:rsid="000d2954" officeooo:paragraph-rsid="000d295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55e2" officeooo:paragraph-rsid="001255e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55e2" officeooo:paragraph-rsid="0026b5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55e2" officeooo:paragraph-rsid="0027c83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55e2" officeooo:paragraph-rsid="0030755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cbfc4" officeooo:paragraph-rsid="000cbfc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6c07" officeooo:paragraph-rsid="000e6c0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d2954" officeooo:paragraph-rsid="000d295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c838" officeooo:paragraph-rsid="0027c83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e004" officeooo:paragraph-rsid="0014954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e004" officeooo:paragraph-rsid="0016e00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e004" officeooo:paragraph-rsid="00287d4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e004" officeooo:paragraph-rsid="002b5da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9d85b" officeooo:paragraph-rsid="0029d85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6b515" officeooo:paragraph-rsid="0026b51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7d41" officeooo:paragraph-rsid="00287d4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6223" officeooo:paragraph-rsid="002e622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6223" officeooo:paragraph-rsid="003246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2465e" officeooo:paragraph-rsid="003246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d2954" officeooo:paragraph-rsid="000d2954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255e2" officeooo:paragraph-rsid="001255e2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49544" officeooo:paragraph-rsid="00149544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cbfc4" officeooo:paragraph-rsid="000cbfc4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e6c07" officeooo:paragraph-rsid="000e6c07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16e004" officeooo:paragraph-rsid="0016e004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0db48a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e6c07" officeooo:paragraph-rsid="000e6c07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ucida Console" fo:font-size="10pt" fo:font-weight="normal" officeooo:rsid="001255e2" officeooo:paragraph-rsid="001255e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ucida Console" fo:font-size="10pt" officeooo:paragraph-rsid="001b68da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officeooo:rsid="002306e6" officeooo:paragraph-rsid="002306e6"/>
    </style:style>
    <style:style style:name="P41" style:family="paragraph" style:parent-style-name="Standard">
      <style:paragraph-properties fo:text-align="start" style:justify-single-word="false"/>
      <style:text-properties fo:color="#52514c" style:font-name="Menlo" fo:font-size="10pt" fo:font-weight="normal" officeooo:rsid="000db48a" officeooo:paragraph-rsid="000db48a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end" style:justify-single-word="false"/>
      <style:text-properties fo:font-size="10pt" fo:font-weight="bold" officeooo:rsid="000a66bb" officeooo:paragraph-rsid="00369602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0a66bb" officeooo:paragraph-rsid="000a66bb" style:font-size-asian="16pt" style:font-weight-asian="bold" style:font-size-complex="16pt" style:font-weight-complex="bold"/>
    </style:style>
    <style:style style:name="P44" style:family="paragraph" style:parent-style-name="Standard">
      <style:text-properties officeooo:rsid="000a66bb" officeooo:paragraph-rsid="000a66bb"/>
    </style:style>
    <style:style style:name="P45" style:family="paragraph" style:parent-style-name="Preformatted_20_Text">
      <style:paragraph-properties fo:text-align="start" style:justify-single-word="false"/>
      <style:text-properties fo:font-size="10pt" officeooo:paragraph-rsid="000bce35" style:font-size-asian="10pt" style:font-size-complex="10pt"/>
    </style:style>
    <style:style style:name="P46" style:family="paragraph" style:parent-style-name="Preformatted_20_Text">
      <style:paragraph-properties fo:text-align="start" style:justify-single-word="false"/>
      <style:text-properties fo:font-size="10pt" officeooo:paragraph-rsid="001255e2" style:font-size-asian="10pt" style:font-size-complex="10pt"/>
    </style:style>
    <style:style style:name="P47" style:family="paragraph" style:parent-style-name="Preformatted_20_Text">
      <style:paragraph-properties fo:text-align="start" style:justify-single-word="false"/>
      <style:text-properties style:font-name="Lucida Console" fo:font-size="10pt" fo:font-weight="normal" officeooo:rsid="000cbfc4" officeooo:paragraph-rsid="000cbfc4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style:font-name="Lucida Console" fo:font-size="10pt" fo:font-weight="normal" officeooo:rsid="000d2954" officeooo:paragraph-rsid="000d2954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style:font-name="Lucida Console" fo:font-size="10pt" fo:font-weight="normal" officeooo:rsid="0016e004" officeooo:paragraph-rsid="0016e004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style:font-name="Lucida Console" fo:font-size="10pt" officeooo:paragraph-rsid="000e6c07" style:font-size-asian="10pt" style:font-size-complex="10pt"/>
    </style:style>
    <style:style style:name="P51" style:family="paragraph" style:parent-style-name="Preformatted_20_Text">
      <style:paragraph-properties fo:text-align="start" style:justify-single-word="false"/>
      <style:text-properties style:font-name="Liberation Serif" fo:font-size="10pt" fo:font-weight="normal" officeooo:rsid="0016e004" officeooo:paragraph-rsid="00287d41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5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fo:font-size="10pt" officeooo:paragraph-rsid="0024b8e6" style:font-size-asian="10pt" style:font-size-complex="10pt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/>
      <style:text-properties style:font-name="Lucida console" fo:font-size="10pt" fo:font-weight="normal" officeooo:rsid="00369602" officeooo:paragraph-rsid="00369602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49544" officeooo:paragraph-rsid="00149544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paragraph-rsid="0032465e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cbfc4" officeooo:paragraph-rsid="000cbfc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ucida Console" fo:font-size="10pt" fo:font-weight="normal" officeooo:rsid="000db48a" officeooo:paragraph-rsid="000db48a" style:font-size-asian="10pt" style:font-weight-asian="normal" style:font-size-complex="10pt" style:font-weight-complex="normal"/>
    </style:style>
    <style:style style:name="T1" style:family="text">
      <style:text-properties fo:font-size="12pt" fo:font-weight="normal" officeooo:rsid="000bce35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b68da" style:font-size-asian="10.5pt" style:font-weight-asian="normal" style:font-size-complex="12pt" style:font-weight-complex="normal"/>
    </style:style>
    <style:style style:name="T3" style:family="text">
      <style:text-properties style:font-name="Lucida Sans Unicode" fo:font-size="10pt" style:font-size-asian="10pt" style:font-size-complex="10pt"/>
    </style:style>
    <style:style style:name="T4" style:family="text">
      <style:text-properties style:font-name="Liberation Serif" fo:font-size="12pt" fo:font-weight="normal" officeooo:rsid="000e6c07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ffe53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1212c3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1255e2" style:font-size-asian="10.5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26b515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3969ec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338092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da14a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2e622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1a8683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24b8e6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24de35" style:font-size-asian="12pt" style:font-weight-asian="normal" style:font-size-complex="12pt" style:font-weight-complex="normal"/>
    </style:style>
    <style:style style:name="T17" style:family="text">
      <style:text-properties officeooo:rsid="000e6c07"/>
    </style:style>
    <style:style style:name="T18" style:family="text">
      <style:text-properties style:font-name="Lucida Console"/>
    </style:style>
    <style:style style:name="T19" style:family="text">
      <style:text-properties style:font-name="Lucida Console" fo:font-size="10pt" fo:font-weight="normal" officeooo:rsid="000bce35" style:font-size-asian="10pt" style:font-weight-asian="normal" style:font-size-complex="10pt" style:font-weight-complex="normal"/>
    </style:style>
    <style:style style:name="T20" style:family="text">
      <style:text-properties fo:font-weight="normal" officeooo:rsid="000e6c07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2cdf4" style:font-weight-asian="bold" style:font-weight-complex="bold"/>
    </style:style>
    <style:style style:name="T23" style:family="text">
      <style:text-properties fo:font-weight="bold" officeooo:rsid="0027c838" style:font-weight-asian="bold" style:font-weight-complex="bold"/>
    </style:style>
    <style:style style:name="T24" style:family="text">
      <style:text-properties officeooo:rsid="0012cdf4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3969ec" style:font-style-asian="italic" style:font-style-complex="italic"/>
    </style:style>
    <style:style style:name="T27" style:family="text">
      <style:text-properties officeooo:rsid="0018c0d7"/>
    </style:style>
    <style:style style:name="T28" style:family="text">
      <style:text-properties officeooo:rsid="001ae1e7"/>
    </style:style>
    <style:style style:name="T29" style:family="text">
      <style:text-properties fo:color="#bb86fc" style:font-name="Menlo"/>
    </style:style>
    <style:style style:name="T30" style:family="text">
      <style:text-properties fo:color="#bb86fc" style:font-name="Menlo" fo:font-size="10pt" style:font-size-asian="10pt" style:font-size-complex="10pt"/>
    </style:style>
    <style:style style:name="T31" style:family="text">
      <style:text-properties fo:color="#bb86fc" style:font-name="Menlo" fo:font-size="10pt" fo:font-weight="normal" officeooo:rsid="000bce35" style:font-size-asian="10pt" style:font-weight-asian="normal" style:font-size-complex="10pt" style:font-weight-complex="normal"/>
    </style:style>
    <style:style style:name="T32" style:family="text">
      <style:text-properties fo:color="#bb86fc" style:font-name="Menlo" fo:font-weight="normal" officeooo:rsid="000e6c07" style:font-weight-asian="normal" style:font-weight-complex="normal"/>
    </style:style>
    <style:style style:name="T33" style:family="text">
      <style:text-properties style:font-name="Menlo"/>
    </style:style>
    <style:style style:name="T34" style:family="text">
      <style:text-properties style:font-name="Menlo" fo:font-size="10pt" style:font-size-asian="10pt" style:font-size-complex="10pt"/>
    </style:style>
    <style:style style:name="T35" style:family="text">
      <style:text-properties style:font-name="Menlo" fo:font-size="10pt" fo:font-weight="normal" officeooo:rsid="000bce35" style:font-size-asian="10pt" style:font-weight-asian="normal" style:font-size-complex="10pt" style:font-weight-complex="normal"/>
    </style:style>
    <style:style style:name="T36" style:family="text">
      <style:text-properties style:font-name="Menlo" fo:font-weight="normal" officeooo:rsid="000e6c07" style:font-weight-asian="normal" style:font-weight-complex="normal"/>
    </style:style>
    <style:style style:name="T37" style:family="text">
      <style:text-properties style:font-name="Menlo" fo:font-weight="normal" officeooo:rsid="001255e2" style:font-weight-asian="normal" style:font-weight-complex="normal"/>
    </style:style>
    <style:style style:name="T38" style:family="text">
      <style:text-properties fo:color="#13c4f5" style:font-name="Menlo"/>
    </style:style>
    <style:style style:name="T39" style:family="text">
      <style:text-properties fo:color="#13c4f5" style:font-name="Menlo" fo:font-size="10pt" fo:font-weight="normal" officeooo:rsid="000bce35" style:font-size-asian="10pt" style:font-weight-asian="normal" style:font-size-complex="10pt" style:font-weight-complex="normal"/>
    </style:style>
    <style:style style:name="T40" style:family="text">
      <style:text-properties fo:color="#13c4f5" style:font-name="Menlo" fo:font-size="10pt" fo:font-style="italic" style:font-size-asian="10pt" style:font-style-asian="italic" style:font-size-complex="10pt" style:font-style-complex="italic"/>
    </style:style>
    <style:style style:name="T41" style:family="text">
      <style:text-properties fo:color="#13c4f5" style:font-name="Menlo" fo:font-weight="normal" officeooo:rsid="000e6c07" style:font-weight-asian="normal" style:font-weight-complex="normal"/>
    </style:style>
    <style:style style:name="T42" style:family="text">
      <style:text-properties fo:color="#13c4f5" style:font-name="Menlo" fo:font-weight="normal" officeooo:rsid="001255e2" style:font-weight-asian="normal" style:font-weight-complex="normal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officeooo:rsid="001c5850"/>
    </style:style>
    <style:style style:name="T45" style:family="text">
      <style:text-properties officeooo:rsid="001d6c8a"/>
    </style:style>
    <style:style style:name="T46" style:family="text">
      <style:text-properties fo:color="#000000" fo:font-style="normal" officeooo:rsid="001d6c8a" style:font-style-asian="normal" style:font-style-complex="normal"/>
    </style:style>
    <style:style style:name="T47" style:family="text">
      <style:text-properties officeooo:rsid="0026b515"/>
    </style:style>
    <style:style style:name="T48" style:family="text">
      <style:text-properties officeooo:rsid="0027c838"/>
    </style:style>
    <style:style style:name="T49" style:family="text">
      <style:text-properties officeooo:rsid="00287d41"/>
    </style:style>
    <style:style style:name="T50" style:family="text">
      <style:text-properties officeooo:rsid="002e6223"/>
    </style:style>
    <style:style style:name="T51" style:family="text">
      <style:text-properties style:text-position="sub 58%" officeooo:rsid="00338092"/>
    </style:style>
    <style:style style:name="T52" style:family="text">
      <style:text-properties style:text-position="sub 58%" style:font-name="Liberation Serif" fo:font-size="12pt" fo:font-weight="normal" officeooo:rsid="00338092" style:font-size-asian="10.5pt" style:font-weight-asian="normal" style:font-size-complex="12pt" style:font-weight-complex="normal"/>
    </style:style>
    <style:style style:name="T53" style:family="text">
      <style:text-properties officeooo:rsid="003969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Marco Buiani</text:p>
      <text:p text:style-name="P56">Daniele Verì</text:p>
      <text:p text:style-name="P43">Present <text:span text:style-name="T28">W</text:span>rapping <text:span text:style-name="T28">P</text:span>roblem</text:p>
      <text:p text:style-name="P44"/>
      <text:p text:style-name="P2">MiniZinc constraint programming model</text:p>
      <text:p text:style-name="P42"/>
      <text:p text:style-name="P1"/>
      <text:p text:style-name="P1"/>
      <text:p text:style-name="P9">Problem representation</text:p>
      <text:p text:style-name="P4"/>
      <text:p text:style-name="P7"><text:span text:style-name="T2">The main decision variables array represents left-bottom corner coordinates for each present</text:span><text:span text:style-name="T1">:</text:span></text:p>
      <text:p text:style-name="P5"/>
      <text:p text:style-name="P7"><text:span text:style-name="T31">array</text:span><text:span text:style-name="T35">[1..n,1..2] </text:span><text:span text:style-name="T31">of</text:span><text:span text:style-name="T19"> </text:span><text:span text:style-name="T31">var</text:span><text:span text:style-name="T19"> </text:span><text:span text:style-name="T35">0..</text:span><text:span text:style-name="T39">max</text:span><text:span text:style-name="T35">(paper_shape): present_pos;</text:span></text:p>
      <text:p text:style-name="P39"/>
      <text:p text:style-name="P39"/>
      <text:p text:style-name="P6">Available paper, instances shape and number are read into parameters from the input:</text:p>
      <text:p text:style-name="P6"/>
      <text:p text:style-name="P45"><text:span text:style-name="T29">array</text:span><text:span text:style-name="T33">[1..2] </text:span><text:span text:style-name="T29">of</text:span><text:span text:style-name="T18"> </text:span><text:span text:style-name="T29">int</text:span><text:span text:style-name="T33">: paper_shape;</text:span></text:p>
      <text:p text:style-name="P55"><text:span text:style-name="T29">int</text:span><text:span text:style-name="T33">: n;</text:span></text:p>
      <text:p text:style-name="P52"><text:span text:style-name="T30">array</text:span><text:span text:style-name="T34">[1..n,1..2] </text:span><text:span text:style-name="T30">of</text:span><text:span text:style-name="T43"> </text:span><text:span text:style-name="T30">int</text:span><text:span text:style-name="T34">: present_shape;</text:span></text:p>
      <text:p text:style-name="P33">Core constraint</text:p>
      <text:p text:style-name="P33"/>
      <text:p text:style-name="P16"><text:span text:style-name="T44">Available p</text:span>aper shape constrain<text:span text:style-name="T44">s</text:span> the position of rectangles to be inside the bounding box:</text:p>
      <text:p text:style-name="P10"/>
      <text:p text:style-name="P47"><text:span text:style-name="T29">constraint</text:span> <text:span text:style-name="T38">forall</text:span><text:span text:style-name="T33">(i </text:span><text:span text:style-name="T29">in</text:span> <text:span text:style-name="T33">1..n)(</text:span></text:p>
      <text:p text:style-name="P55"><text:span text:style-name="T33">present_pos[i,1] &lt;= paper_shape[1] - </text:span><text:span text:style-name="T38">present_rot</text:span><text:span text:style-name="T33">(i,1) /\ (present_pos[i,2] &lt;= paper_shape[2] - </text:span><text:span text:style-name="T38">present_rot</text:span><text:span text:style-name="T33">(i,2)));</text:span></text:p>
      <text:p text:style-name="P59"/>
      <text:p text:style-name="P3"><text:span text:style-name="T46">Rectangles </text:span><text:span text:style-name="T25">non-overlapping</text:span> constraint <text:span text:style-name="T45">is</text:span> implemented with the global constraint <text:span text:style-name="T3">diffn</text:span></text:p>
      <text:p text:style-name="P11"/>
      <text:p text:style-name="P48"><text:span text:style-name="T29">constraint</text:span> <text:span text:style-name="T38">diffn</text:span><text:span text:style-name="T33">(present_pos[1..n,1], present_pos[1..n,2], </text:span></text:p>
      <text:p text:style-name="P55"><text:s text:c="16"/><text:span text:style-name="T33">[</text:span><text:span text:style-name="T38">present_rot</text:span><text:span text:style-name="T33">(i,1) | i </text:span><text:span text:style-name="T29">in</text:span> <text:span text:style-name="T33">1..n], [</text:span><text:span text:style-name="T38">present_rot</text:span><text:span text:style-name="T33">(i,2) | i </text:span><text:span text:style-name="T29">in</text:span> <text:span text:style-name="T33">1..n]);</text:span></text:p>
      <text:p text:style-name="P18"/>
      <text:p text:style-name="P30">Implied constraint</text:p>
      <text:p text:style-name="P30"/>
      <text:p text:style-name="P40"><text:span text:style-name="T14">T</text:span><text:span text:style-name="T13">he implied constraint is implemented </text:span><text:span text:style-name="T15">by defining </text:span><text:span text:style-name="T13">supporting variables </text:span><text:span text:style-name="T15">holding</text:span><text:span text:style-name="T13"> the partial sums, computed for each column and row. </text:span></text:p>
      <text:p text:style-name="P41"/>
      <text:p text:style-name="P55"><text:span text:style-name="T29">array</text:span><text:span text:style-name="T33">[1..paper_shape[2]] </text:span><text:span text:style-name="T29">of</text:span> <text:span text:style-name="T29">var</text:span> <text:span text:style-name="T29">int</text:span><text:span text:style-name="T33">: sum_col = [</text:span><text:span text:style-name="T38">sum</text:span><text:span text:style-name="T33">(i </text:span><text:span text:style-name="T29">in</text:span> <text:span text:style-name="T33">1..n)(</text:span></text:p>
      <text:p text:style-name="P53"><text:span text:style-name="T29">if</text:span> <text:span text:style-name="T33">(j &gt;= present_pos[i,1] /\ j &lt; present_pos[i,1] + </text:span><text:span text:style-name="T38">present_rot</text:span><text:span text:style-name="T33">(i,1)) </text:span><text:span text:style-name="T29">then</text:span> <text:span text:style-name="T38">present_rot</text:span><text:span text:style-name="T33">(i,2) </text:span><text:span text:style-name="T29">else</text:span> <text:span text:style-name="T33">0 </text:span><text:span text:style-name="T29">endif</text:span><text:span text:style-name="T33">) | j </text:span><text:span text:style-name="T29">in</text:span> <text:span text:style-name="T33">1..paper_shape[2]];</text:span></text:p>
      <text:p text:style-name="P55"><text:span text:style-name="T29">array</text:span><text:span text:style-name="T33">[1..paper_shape[1]] </text:span><text:span text:style-name="T29">of</text:span> <text:span text:style-name="T29">var</text:span> <text:span text:style-name="T29">int</text:span><text:span text:style-name="T33">: sum_row = [</text:span><text:span text:style-name="T38">sum</text:span><text:span text:style-name="T33">(i </text:span><text:span text:style-name="T29">in</text:span> <text:span text:style-name="T33">1..n)(</text:span></text:p>
      <text:p text:style-name="P53"><text:span text:style-name="T29">if</text:span> <text:span text:style-name="T33">( j &gt;= present_pos[i,2] /\ j &lt; present_pos[i,2] + </text:span><text:span text:style-name="T38">present_rot</text:span><text:span text:style-name="T33">(i,2)) </text:span><text:span text:style-name="T29">then</text:span> <text:span text:style-name="T38">present_rot</text:span><text:span text:style-name="T33">(i,1) </text:span><text:span text:style-name="T29">else</text:span> <text:span text:style-name="T33">0 </text:span><text:span text:style-name="T29">endif</text:span><text:span text:style-name="T33">) | j </text:span><text:span text:style-name="T29">in</text:span> <text:span text:style-name="T33">1..paper_shape[1]];</text:span></text:p>
      <text:p text:style-name="P54"><text:span text:style-name="T14">A</text:span><text:span text:style-name="T15">rithmetic constraint are then imposed to th</text:span><text:span text:style-name="T16">e</text:span><text:span text:style-name="T15">se sums:</text:span></text:p>
      <text:p text:style-name="P55"><text:span text:style-name="T29">constraint</text:span> <text:span text:style-name="T38">forall</text:span><text:span text:style-name="T33">(i </text:span><text:span text:style-name="T29">in</text:span> <text:span text:style-name="T33">1..paper_shape[2])(sum_col[i] &lt;= paper_shape[2]);</text:span></text:p>
      <text:p text:style-name="P55"><text:span text:style-name="T29">constraint</text:span> <text:span text:style-name="T38">forall</text:span><text:span text:style-name="T33">(i </text:span><text:span text:style-name="T29">in</text:span> <text:span text:style-name="T33">1..paper_shape[1])(sum_row[i] &lt;= paper_shape[1]);</text:span></text:p>
      <text:p text:style-name="P36"/>
      <text:p text:style-name="P36"/>
      <text:p text:style-name="P36"/>
      <text:p text:style-name="P36"/>
      <text:p text:style-name="P34"><text:soft-page-break/>Symmetry breaking constraint</text:p>
      <text:p text:style-name="P34"/>
      <text:p text:style-name="P8"><text:span text:style-name="T8">The present wrapping problem presents </text:span><text:span text:style-name="T4">horizontal and vertical symmetr</text:span><text:span text:style-name="T8">ies</text:span><text:span text:style-name="T4"> i</text:span><text:span text:style-name="T5">n</text:span><text:span text:style-name="T4"> the present paper </text:span><text:span text:style-name="T5">allocation.</text:span></text:p>
      <text:p text:style-name="P8"><text:span text:style-name="T8">W</text:span><text:span text:style-name="T6">e con</text:span><text:span text:style-name="T7">s</text:span><text:span text:style-name="T6">traint the position of the first present in </text:span><text:span text:style-name="T7">the bottom left quadrant </text:span><text:span text:style-name="T8">to reduce the search space.</text:span></text:p>
      <text:p text:style-name="P17"/>
      <text:p text:style-name="P50"><text:span text:style-name="T32">constraint</text:span><text:span text:style-name="T20"> </text:span><text:span text:style-name="T36">present_pos[1,1] &lt; (paper_shape[1] - </text:span><text:span text:style-name="T41">present_rot</text:span><text:span text:style-name="T36">(1,1))/2;</text:span></text:p>
      <text:p text:style-name="P55"><text:span text:style-name="T29">constraint</text:span> <text:span text:style-name="T33">present_pos[1,2] &lt; (paper_shape[2] - </text:span><text:span text:style-name="T38">present_rot</text:span><text:span text:style-name="T33">(1,2))/2; </text:span></text:p>
      <text:p text:style-name="P37"/>
      <text:p text:style-name="P37"/>
      <text:p text:style-name="P31"><text:span text:style-name="T17">S</text:span>earch heuristics</text:p>
      <text:p text:style-name="P31"/>
      <text:p text:style-name="P13"><text:span text:style-name="T47">Guided by </text:span>common <text:span text:style-name="T47">sense reasoning we </text:span>face the problem <text:span text:style-name="T47">by</text:span> <text:span text:style-name="T47">a</text:span>llocat<text:span text:style-name="T47">ing</text:span> <text:span text:style-name="T47">bigger</text:span> present<text:span text:style-name="T47">s</text:span> first.</text:p>
      <text:p text:style-name="P25">In a first fail fashion, bigger presents have the smallest domain, this way a bad assignment will be spotted earlier during search.</text:p>
      <text:p text:style-name="P25"/>
      <text:p text:style-name="P19">Moreover, the proposed instances show a great asymmetry in the present shapes. </text:p>
      <text:p text:style-name="P19">This suggests to explore the search space by y dimension first.</text:p>
      <text:p text:style-name="P19"/>
      <text:p text:style-name="P14">In order to do so we used the<text:span text:style-name="T21"> first_fail </text:span>heuristic <text:span text:style-name="T48">on </text:span><text:span text:style-name="T21">variable</text:span><text:span text:style-name="T23">s.</text:span></text:p>
      <text:p text:style-name="P14"><text:span text:style-name="T22">indomain_min</text:span><text:span text:style-name="T24"> </text:span><text:span text:style-name="T22">value</text:span><text:span text:style-name="T24"> heuristic fills the available space from the paper border, this minimizes the chance of leaving small empty spaces.</text:span></text:p>
      <text:p text:style-name="P12"/>
      <text:p text:style-name="P46"><text:span text:style-name="T37">search_ann_y = </text:span><text:span text:style-name="T42">int_search</text:span><text:span text:style-name="T37">(present_pos[1..n,2], first_fail, indomain_min);</text:span></text:p>
      <text:p text:style-name="P55"><text:span text:style-name="T33">search_ann_x = </text:span><text:span text:style-name="T38">int_search</text:span><text:span text:style-name="T33">(present_pos[1..n,1], first_fail, indomain_min); </text:span></text:p>
      <text:p text:style-name="P38"/>
      <text:p text:style-name="P15"/>
      <text:p text:style-name="P32">Shape rotation</text:p>
      <text:p text:style-name="P20"/>
      <text:p text:style-name="P26">A rectangular present has just two possible rotation states, given by swapping height and width.</text:p>
      <text:p text:style-name="P24">We use one additional array of variables to represent the rotation state of each piece.</text:p>
      <text:p text:style-name="P24"/>
      <text:p text:style-name="P51"><text:span text:style-name="T29">array</text:span><text:span text:style-name="T33">[1..n] </text:span><text:span text:style-name="T29">of</text:span> <text:span text:style-name="T29">var</text:span> <text:span text:style-name="T29">bool</text:span><text:span text:style-name="T33">: rotations;</text:span></text:p>
      <text:p text:style-name="P22"/>
      <text:p text:style-name="P23"><text:span text:style-name="T49">We use </text:span><text:span text:style-name="T40">present_rot </text:span><text:span text:style-name="T27">in place of </text:span><text:span text:style-name="T34">present_shape</text:span><text:span text:style-name="T25">,</text:span><text:span text:style-name="T27"> </text:span></text:p>
      <text:p text:style-name="P24">this function serves as an interface to take into account the possible rotation of the presents.</text:p>
      <text:p text:style-name="P35"/>
      <text:p text:style-name="P49"><text:span text:style-name="T29">function</text:span> <text:span text:style-name="T29">var</text:span> <text:span text:style-name="T29">int</text:span> <text:span text:style-name="T33">: </text:span><text:span text:style-name="T38">present_rot</text:span><text:span text:style-name="T33">(</text:span><text:span text:style-name="T29">int</text:span><text:span text:style-name="T33">: i, </text:span><text:span text:style-name="T29">int</text:span><text:span text:style-name="T33">: j) = </text:span><text:span text:style-name="T29">if</text:span> <text:span text:style-name="T33">rotations[i] </text:span><text:span text:style-name="T29">then</text:span> <text:span text:style-name="T33">present_shape[i, 3-j] </text:span><text:span text:style-name="T29">else</text:span> <text:span text:style-name="T33">present_shape[i,j] </text:span><text:span text:style-name="T29">endif</text:span><text:span text:style-name="T33">;</text:span></text:p>
      <text:p text:style-name="P21"/>
      <text:p text:style-name="P21"/>
      <text:p text:style-name="P32">Same shape symmetry</text:p>
      <text:p text:style-name="P32"/>
      <text:p text:style-name="P28">The search space is reduced by a factor dependent on the number of equal presents.</text:p>
      <text:p text:style-name="P28"/>
      <text:p text:style-name="P32"><draw:frame draw:style-name="fr1" draw:name="Object1" text:anchor-type="as-char" svg:y="-0.437cm" svg:width="4.487cm" svg:height="0.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2"/>
      <text:p text:style-name="P58"><text:span text:style-name="T11">Where c</text:span><text:span text:style-name="T52">i</text:span><text:span text:style-name="T11"> represents </text:span><text:span text:style-name="T12">an</text:span><text:span text:style-name="T11"> </text:span><text:span text:style-name="T12">equivalence class defined by presents of the same shape </text:span><text:span text:style-name="T9">and k are the </text:span><text:span text:style-name="T10"><text:s/>equivalence classes.</text:span></text:p>
      <text:p text:style-name="P27"/>
      <text:p text:style-name="P29">A way to implement this is by posing a <text:span text:style-name="T26">lexicographic</text:span><text:span text:style-name="T25"> ordering</text:span> constraint on positions for every set of presents with the same shap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enlo" svg:font-family="Menlo"/>
    <style:font-face style:name="Arial1" svg:font-family="Arial" style:font-family-generic="swiss"/>
    <style:font-face style:name="Lucida console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2T21:22:11.418000000</meta:creation-date>
    <dc:date>2020-07-25T16:04:18.465000000</dc:date>
    <meta:editing-duration>PT1H30M30S</meta:editing-duration>
    <meta:editing-cycles>33</meta:editing-cycles>
    <meta:generator>LibreOffice/6.3.3.2$Windows_X86_64 LibreOffice_project/a64200df03143b798afd1ec74a12ab50359878ed</meta:generator>
    <meta:document-statistic meta:table-count="0" meta:image-count="0" meta:object-count="1" meta:page-count="2" meta:paragraph-count="53" meta:word-count="492" meta:character-count="3568" meta:non-whitespace-character-count="3105"/>
  </office:meta>
</office:document-meta>
</file>

<file path=Object 1/content.xml><?xml version="1.0" encoding="utf-8"?>
<math xmlns="http://www.w3.org/1998/Math/MathML" display="block">
  <semantics>
    <mrow>
      <mi mathvariant="italic">reduction</mi>
      <mrow>
        <mi mathvariant="italic">factor</mi>
        <mo stretchy="false">=</mo>
        <mrow>
          <msub>
            <mo stretchy="false">∏</mo>
            <mi>k</mi>
          </msub>
          <msub>
            <mi>c</mi>
            <mi>i</mi>
          </msub>
        </mrow>
      </mrow>
      <mi>!</mi>
    </mrow>
    <annotation encoding="StarMath 5.0">reduction factor = prod_k c_i! </annotation>
  </semantics>
</math>
</file>